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style:font-name="Liberation Serif" fo:font-size="12pt" officeooo:rsid="0027e986" officeooo:paragraph-rsid="0027e986" style:font-size-asian="12pt" style:font-size-complex="12pt"/>
    </style:style>
    <style:style style:name="P2" style:family="paragraph" style:parent-style-name="Standard">
      <style:text-properties style:font-name="Liberation Serif" fo:font-size="12pt" officeooo:paragraph-rsid="001da8ae" style:font-size-asian="12pt" style:font-size-complex="12pt"/>
    </style:style>
    <style:style style:name="P3" style:family="paragraph" style:parent-style-name="Standard">
      <style:text-properties style:font-name="Liberation Serif" fo:font-size="12pt" officeooo:rsid="0020f642" officeooo:paragraph-rsid="0020f642" style:font-size-asian="12pt" style:font-size-complex="12pt"/>
    </style:style>
    <style:style style:name="P4" style:family="paragraph" style:parent-style-name="Standard">
      <style:text-properties style:font-name="Liberation Serif" fo:font-size="12pt" officeooo:rsid="0021914b" officeooo:paragraph-rsid="0021914b" style:font-size-asian="12pt" style:font-size-complex="12pt"/>
    </style:style>
    <style:style style:name="P5" style:family="paragraph" style:parent-style-name="Standard">
      <style:text-properties style:font-name="Liberation Serif" fo:font-size="12pt" officeooo:rsid="002220e2" officeooo:paragraph-rsid="002220e2" style:font-size-asian="12pt" style:font-size-complex="12pt"/>
    </style:style>
    <style:style style:name="P6" style:family="paragraph" style:parent-style-name="Standard">
      <style:text-properties style:font-name="Liberation Serif" fo:font-size="12pt" officeooo:rsid="0024d33e" officeooo:paragraph-rsid="0024d33e" style:font-size-asian="12pt" style:font-size-complex="12pt"/>
    </style:style>
    <style:style style:name="P7" style:family="paragraph" style:parent-style-name="Standard">
      <style:text-properties style:font-name="Liberation Serif" fo:font-size="12pt" officeooo:rsid="0027e986" officeooo:paragraph-rsid="0027e986" style:font-size-asian="12pt" style:font-size-complex="12pt"/>
    </style:style>
    <style:style style:name="P8" style:family="paragraph" style:parent-style-name="Standard">
      <style:text-properties style:font-name="Liberation Serif" fo:font-size="12pt" officeooo:rsid="0028c430" officeooo:paragraph-rsid="0028c430" style:font-size-asian="12pt" style:font-size-complex="12pt"/>
    </style:style>
    <style:style style:name="P9" style:family="paragraph" style:parent-style-name="Standard">
      <style:text-properties fo:color="#000000" loext:opacity="100%" style:font-name="Liberation Serif" fo:font-size="12pt" fo:font-weight="normal" officeooo:paragraph-rsid="001da8ae" style:font-size-asian="12pt" style:font-weight-asian="normal" style:font-size-complex="12pt" style:font-weight-complex="normal"/>
    </style:style>
    <style:style style:name="P10" style:family="paragraph" style:parent-style-name="Standard">
      <style:text-properties fo:color="#000000" loext:opacity="100%" style:font-name="Liberation Serif" fo:font-size="12pt" fo:font-weight="normal" officeooo:rsid="002220e2" officeooo:paragraph-rsid="001da8ae" style:font-size-asian="12pt" style:font-weight-asian="normal" style:font-size-complex="12pt" style:font-weight-complex="normal"/>
    </style:style>
    <style:style style:name="P11" style:family="paragraph" style:parent-style-name="Text_20_body">
      <style:text-properties style:font-name="Liberation Serif" fo:font-size="12pt" officeooo:rsid="002220e2" officeooo:paragraph-rsid="002220e2" style:font-size-asian="12pt" style:font-size-complex="12pt"/>
    </style:style>
    <style:style style:name="P12" style:family="paragraph" style:parent-style-name="Text_20_body">
      <style:text-properties officeooo:paragraph-rsid="00276ccf"/>
    </style:style>
    <style:style style:name="P13" style:family="paragraph" style:parent-style-name="Standard">
      <style:text-properties style:font-name="Liberation Serif" fo:font-size="12pt" officeooo:paragraph-rsid="001da8ae" style:font-size-asian="12pt" style:font-size-complex="12pt"/>
    </style:style>
    <style:style style:name="P14" style:family="paragraph" style:parent-style-name="Standard">
      <style:text-properties style:font-name="Liberation Serif" fo:font-size="12pt" officeooo:rsid="0029dbad" officeooo:paragraph-rsid="0029dbad" style:font-size-asian="12pt" style:font-size-complex="12pt"/>
    </style:style>
    <style:style style:name="P15" style:family="paragraph" style:parent-style-name="Text_20_body" style:list-style-name="L1"/>
    <style:style style:name="P16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21914b"/>
    </style:style>
    <style:style style:name="T2" style:family="text">
      <style:text-properties style:font-name="Liberation Serif" fo:font-size="12pt" style:font-size-asian="12pt" style:font-size-complex="12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Wie viele Tonnen CO2 produziert Deutschland in 2019 und wie viele Tonnen sind bis 2030 einzusparen? Wie bewerten Sie die Aussagen der Studie und halten Sie die Kernaussagen/-prognosen für realistisch?</text:p>
      <text:p text:style-name="P2"/>
      <text:p text:style-name="P3">2019: 805 Millionen Tonnen CO2 <text:span text:style-name="T1">(35.7 % weniger als 1990)</text:span></text:p>
      <text:p text:style-name="P4">2030: 543 Millionen Tonnen CO2 (55 % weniger als 1990)</text:p>
      <text:p text:style-name="P3"/>
      <text:p text:style-name="P2"/>
      <text:p text:style-name="P2">2.Welche 4 Anwendungsfelder der Digitalisierung wurden in der bitkom-Studie untersucht? Und in welchem Anwendungsfeld ist die potenzielle Einsparung am größten? Ist dies für Sie nachvollziehbar (warum)?</text:p>
      <text:p text:style-name="P2"/>
      <text:p text:style-name="P5">Fertigung, Gebäude, Arbeit &amp; Business, Mobilität</text:p>
      <text:p text:style-name="P2"/>
      <text:p text:style-name="P2">3.Wie groß ist der CO2-Fußabdruck der Digitalisierung?Halten Sie dies Angaben für realistisch? Kommen andere Studien bzw. Informationsquellen zu gleichen Aussagen? </text:p>
      <text:p text:style-name="P2"/>
      <text:p text:style-name="P14">Moderate Digitalisierung: 17 MT</text:p>
      <text:p text:style-name="P14">Beschleunigte Digitalisierung: 28 MT</text:p>
      <text:p text:style-name="P2"/>
      <text:p text:style-name="P2"/>
      <text:p text:style-name="P2">4.Beschreiben Sie in eigenen Worten, was Sie unter der Lieferkette eines Unternehmens verstehen.</text:p>
      <text:p text:style-name="P2"/>
      <text:p text:style-name="P11">Es gibt drei Hauptstufen in der Liefer- bzw. Wertschöpfungskette:</text:p>
      <text:list xml:id="list3040982630" text:style-name="L1">
        <text:list-item>
          <text:p text:style-name="P16"><text:span text:style-name="Strong_20_Emphasis"><text:span text:style-name="T2">Beschaffung:</text:span></text:span><text:span text:style-name="T2"> bezieht sich darauf, wo und wann Rohstoffe für die Herstellung von Produkten gewonnen und geliefert werden. </text:span></text:p>
        </text:list-item>
        <text:list-item>
          <text:p text:style-name="P16"><text:span text:style-name="Strong_20_Emphasis"><text:span text:style-name="T2">Produktion:</text:span></text:span><text:span text:style-name="T2"> umfasst die Verarbeitung der Rohstoffe zu Fertigprodukten. </text:span></text:p>
        </text:list-item>
        <text:list-item>
          <text:p text:style-name="P15"><text:span text:style-name="Strong_20_Emphasis"><text:span text:style-name="T2">Vertrieb:</text:span></text:span><text:span text:style-name="T2"> In dieser Phase geht es um Aktivitäten, die dafür sorgen, dass das Produkt seinen endgültigen Bestimmungsort erreicht. Dies wird durch ein Netzwerk von Distributoren, Lagern, physischen Geschäften oder Online-Plattformen (wenn es sich um ein e-commerce-Unternehmen handelt) gewährleistet. </text:span></text:p>
        </text:list-item>
      </text:list>
      <text:p text:style-name="P5"/>
      <text:p text:style-name="P2"/>
      <text:p text:style-name="P2">5.Was versteht man unter SCM? Und warum ist SCM eine Managementaufgabe? </text:p>
      <text:p text:style-name="P9"/>
      <text:p text:style-name="P10">SCM: Abkürzung für Supply Chain Management. Es handelt sich um die ganzheitliche Betrachtung und Optimierung der Wertschöpfungskette der Unternehmung. Ziel ist das Erreichen eines idealen Waren- und Finanzflusses zwischen den beteiligten Akteuren. </text:p>
      <text:p text:style-name="P10"/>
      <text:p text:style-name="P10">Supply chain management is the management of the flow of goods and services and includes all processes that transform raw materials into final products </text:p>
      <text:p text:style-name="P2"/>
      <text:p text:style-name="P2">6.Nennen Sie 5 markante Punkte/Ziele eines Lieferkettengesetzes.</text:p>
      <text:p text:style-name="P2"/>
      <text:p text:style-name="P6">- Firmen sollen Menschenrechte beachten (z.B. Kinderarbeit, Ausbeutung, Arbeitsschutz, Arbeitszeit, Arbeitsbelastung, fairer Handel)</text:p>
      <text:p text:style-name="P6"/>
      <text:p text:style-name="P6">- Umweltzerstörung vermeiden (z.B. Regenwälder schützen, </text:p>
      <text:p text:style-name="P2"/>
      <text:p text:style-name="P2"/>
      <text:p text:style-name="P2"><text:soft-page-break/></text:p>
      <text:p text:style-name="P2"/>
      <text:p text:style-name="P2">7.Welche betriebswirtschaftlichen Funktionen in einem Unternehmen wären von einem Lieferkettengesetz betroffen und warum?</text:p>
      <text:p text:style-name="P2"/>
      <text:h text:style-name="P1" text:outline-level="1">Betriebswirtschaftliche Grundfunktionen</text:h>
      <text:p text:style-name="P12"><text:span text:style-name="T2">Beschaffung, </text:span>Leistungserstellung, Lagerung, Absatz, Finanzierung und Rechnungswesen.</text:p>
      <text:p text:style-name="P2"/>
      <text:p text:style-name="P2">8.Beschreiben Sie in eigenen Worten den Unterschied zwischen Beschaffungs-und Materialwirtschaft. </text:p>
      <text:p text:style-name="P2"/>
      <text:p text:style-name="P7">Beschaffung:</text:p>
      <text:p text:style-name="P2">Zusammenfassung aller Tätigkeiten, die der Versorgung eines Unternehmens mit Material, Dienstleistungen, Betriebs- und Arbeitsmitteln sowie Rechten und Informationen aus unternehmensexternen Quellen (Güter- und Dienstleistungsmärkte) dienen </text:p>
      <text:p text:style-name="P2"/>
      <text:p text:style-name="P8">Materialwirtschaft:</text:p>
      <text:p text:style-name="P7">Der Begriff Materialwirtschaft umfasst alle Handlungen eines Unternehmens, die darauf ausgerichtet sind, Material für das Unternehmen zu besorgen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0T13:19:10.345000000</meta:creation-date>
    <dc:date>2021-02-04T09:42:10.351000000</dc:date>
    <meta:editing-duration>PT23M42S</meta:editing-duration>
    <meta:editing-cycles>12</meta:editing-cycles>
    <meta:generator>LibreOffice/7.0.4.2$Windows_X86_64 LibreOffice_project/dcf040e67528d9187c66b2379df5ea4407429775</meta:generator>
    <meta:document-statistic meta:table-count="0" meta:image-count="0" meta:object-count="0" meta:page-count="2" meta:paragraph-count="27" meta:word-count="368" meta:character-count="2934" meta:non-whitespace-character-count="2585"/>
  </office:meta>
</office:document-meta>
</file>